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timed_planet_flag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ars_passed</text:p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tor_controlled</text:p>
          </table:table-cell>
          <table:table-cell office:value-type="string">
            <text:p>any_owned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owner_is_machine_empire</text:p>
          </table:table-cell>
          <table:table-cell office:value-type="string">
            <text:p>count_pop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ree_pop_tiles</text:p>
          </table:table-cell>
          <table:table-cell office:value-type="string">
            <text:p>is_capital</text:p>
          </table:table-cell>
          <table:table-cell office:value-type="string">
            <text:p>has_capital_3</text:p>
          </table:table-cell>
          <table:table-cell office:value-type="string">
            <text:p>flag</text:p>
          </table:table-cell>
          <table:table-cell office:value-type="string">
            <text:p>days</text:p>
          </table:table-cell>
          <table:table-cell office:value-type="string">
            <text:p>limit</text:p>
          </table:table-cell>
          <table:table-cell office:value-type="string">
            <text:p>remove_planet_flag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lanet_flag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owned_pop</text:p>
          </table:table-cell>
          <table:table-cell office:value-type="string">
            <text:p/>
          </table:table-cell>
          <table:table-cell office:value-type="string">
            <text:p>count_pop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rest</text:p>
          </table:table-cell>
          <table:table-cell office:value-type="string">
            <text:p>has_technology</text:p>
          </table:table-cell>
          <table:table-cell office:value-type="string">
            <text:p>is_subject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>is_machine_empire</text:p>
          </table:table-cell>
          <table:table-cell office:value-type="string">
            <text:p>is_synth_empire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olicy_flag</text:p>
          </table:table-cell>
          <table:table-cell office:value-type="string">
            <text:p>has_authority</text:p>
          </table:table-cell>
          <table:table-cell office:value-type="string">
            <text:p>has_government</text:p>
          </table:table-cell>
          <table:table-cell office:value-type="string">
            <text:p>has_swapped_tradition</text:p>
          </table:table-cell>
          <table:table-cell office:value-type="string">
            <text:p>any_owned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luence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warrior_pop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robot_pop</text:p>
          </table:table-cell>
          <table:table-cell office:value-type="string">
            <text:p>is_enslav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planet_flag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unrest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apital</text:p>
          </table:table-cell>
          <table:table-cell office:value-type="string">
            <text:p>count_tile</text:p>
          </table:table-cell>
          <table:table-cell office:value-type="string">
            <text:p/>
          </table:table-cell>
          <table:table-cell office:value-type="string">
            <text:p>sector_controlled</text:p>
          </table:table-cell>
          <table:table-cell office:value-type="string">
            <text:p>any_owned_pop</text:p>
          </table:table-cell>
          <table:table-cell office:value-type="string">
            <text:p>is_robot_pop</text:p>
          </table:table-cell>
          <table:table-cell office:value-type="string">
            <text:p>has_population_control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>is_machine_empire</text:p>
          </table:table-cell>
          <table:table-cell office:value-type="string">
            <text:p>is_gestalt_consciousness</text:p>
          </table:table-cell>
          <table:table-cell office:value-type="string">
            <text:p>any_owned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prev</text:p>
          </table:table-cell>
          <table:table-cell office:value-type="string">
            <text:p>has_technology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hostile_to</text:p>
          </table:table-cell>
          <table:table-cell office:value-type="string">
            <text:p>is_angry_to</text:p>
          </table:table-cell>
          <table:table-cell office:value-type="string">
            <text:p>is_domineering_to</text:p>
          </table:table-cell>
          <table:table-cell office:value-type="string">
            <text:p>is_rival</text:p>
          </table:table-cell>
          <table:table-cell office:value-type="string">
            <text:p>is_at_war_wit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has_military_service_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enslaved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ony_pop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tra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at_war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has_building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at_war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>balance</text:p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>is_robot_po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owned_planet</text:p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overhauled_building_stats_enabled</text:p>
          </table:table-cell>
          <table:table-cell office:value-type="string">
            <text:p>is_machine_empire</text:p>
          </table:table-cell>
          <table:table-cell office:value-type="string">
            <text:p>is_gestalt_consciousness</text:p>
          </table:table-cell>
          <table:table-cell office:value-type="string">
            <text:p>has_technology</text:p>
          </table:table-cell>
          <table:table-cell office:value-type="string">
            <text:p>prev</text:p>
          </table:table-cell>
          <table:table-cell office:value-type="string">
            <text:p>has_ascension_per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rest</text:p>
          </table:table-cell>
          <table:table-cell office:value-type="string">
            <text:p>count_pop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type</text:p>
          </table:table-cell>
          <table:table-cell office:value-type="string">
            <text:p>country</text:p>
          </table:table-cell>
          <table:table-cell office:value-type="string">
            <text:p/>
          </table:table-cell>
          <table:table-cell office:value-type="string">
            <text:p>is_enslaved</text:p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robot_pop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s_capital</text:p>
          </table:table-cell>
          <table:table-cell office:value-type="string">
            <text:p>count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owned_pop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any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>sector_controlled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>count_tile</text:p>
          </table:table-cell>
          <table:table-cell office:value-type="string">
            <text:p/>
          </table:table-cell>
          <table:table-cell office:value-type="string">
            <text:p>has_capital_1</text:p>
          </table:table-cell>
          <table:table-cell office:value-type="string">
            <text:p>has_capital_2</text:p>
          </table:table-cell>
          <table:table-cell office:value-type="string">
            <text:p>is_capital</text:p>
          </table:table-cell>
          <table:table-cell office:value-type="string">
            <text:p/>
          </table:table-cell>
          <table:table-cell office:value-type="string">
            <text:p>has_authority</text:p>
          </table:table-cell>
          <table:table-cell office:value-type="string">
            <text:p>has_country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lavery_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ame_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has_tra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enslav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at_war_with</text:p>
          </table:table-cell>
          <table:table-cell office:value-type="string">
            <text:p>any_owned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_ti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apital_1</text:p>
          </table:table-cell>
          <table:table-cell office:value-type="string">
            <text:p>has_capital_2</text:p>
          </table:table-cell>
          <table:table-cell office:value-type="string">
            <text:p>limit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country</text:p>
          </table:table-cell>
          <table:table-cell office:value-type="string">
            <text:p>ty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posing_ethics_diverge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assimil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colony</text:p>
          </table:table-cell>
          <table:table-cell office:value-type="string">
            <text:p>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eps</text:p>
          </table:table-cell>
          <table:table-cell office:value-type="string">
            <text:p>wh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urce</text:p>
          </table:table-cell>
          <table:table-cell office:value-type="string">
            <text:p>min_distance</text:p>
          </table:table-cell>
          <table:table-cell office:value-type="string">
            <text:p>max_distance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_ai_planet_flags</text:p>
          </table:table-cell>
          <table:table-cell office:value-type="string">
            <text:p>OCC0-0</text:p>
          </table:table-cell>
          <table:table-cell office:value-type="string">
            <text:p>&gt; 25</text:p>
          </table:table-cell>
          <table:table-cell office:value-type="string">
            <text:p>fortify_planet</text:p>
          </table:table-cell>
          <table:table-cell office:value-type="string">
            <text:p>no</text:p>
          </table:table-cell>
          <table:table-cell office:value-type="string">
            <text:p>OCC0-0</text:p>
          </table:table-cell>
          <table:table-cell office:value-type="string">
            <text:p>no</text:p>
          </table:table-cell>
          <table:table-cell office:value-type="string">
            <text:p>building_stronghold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&gt; 40</text:p>
          </table:table-cell>
          <table:table-cell office:value-type="string">
            <text:p>yes</text:p>
          </table:table-cell>
          <table:table-cell office:value-type="string">
            <text:p>building_slave_process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ortify_planet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0</text:p>
          </table:table-cell>
          <table:table-cell office:value-type="string">
            <text:p>root.owner</text:p>
          </table:table-cell>
          <table:table-cell office:value-type="string">
            <text:p>yes</text:p>
          </table:table-cell>
          <table:table-cell office:value-type="string">
            <text:p>root</text:p>
          </table:table-cell>
          <table:table-cell office:value-type="string">
            <text:p>70</text:p>
          </table:table-cell>
          <table:table-cell office:value-type="string">
            <text:p>100</text:p>
          </table:table-cell>
          <table:table-cell office:value-type="string">
            <text:p>building_stronghold</text:p>
          </table:table-cell>
          <table:table-cell office:value-type="string">
            <text:p>&gt; 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2</text:p>
          </table:table-cell>
          <table:table-cell office:value-type="string">
            <text:p/>
          </table:table-cell>
          <table:table-cell office:value-type="string">
            <text:p>building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>no</text:p>
          </table:table-cell>
          <table:table-cell office:value-type="string">
            <text:p>building_stronghold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building_stronghold</text:p>
          </table:table-cell>
          <table:table-cell office:value-type="string">
            <text:p>&lt; 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>building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stronghold</text:p>
          </table:table-cell>
          <table:table-cell office:value-type="string">
            <text:p>&lt; 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stronghold</text:p>
          </table:table-cell>
          <table:table-cell office:value-type="string">
            <text:p>&lt; 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stronghold</text:p>
          </table:table-cell>
          <table:table-cell office:value-type="string">
            <text:p>&l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0-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planetary_shield_generator</text:p>
          </table:table-cell>
          <table:table-cell office:value-type="string">
            <text:p>OCC0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building_stronghold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planetary_shield_generator"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>180</text:p>
          </table:table-cell>
          <table:table-cell office:value-type="string">
            <text:p>fortify_planet</text:p>
          </table:table-cell>
          <table:table-cell office:value-type="string">
            <text:p>fortify_planet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building_stronghold</text:p>
          </table:table-cell>
          <table:table-cell office:value-type="string">
            <text:p>&gt; 1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fortres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0</text:p>
          </table:table-cell>
          <table:table-cell office:value-type="string">
            <text:p/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military_acade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centralized_command"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from</text:p>
          </table:table-cell>
          <table:table-cell office:value-type="string">
            <text:p>building_military_acade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OCC0-0</text:p>
          </table:table-cell>
          <table:table-cell office:value-type="string">
            <text:p>OCC0</text:p>
          </table:table-cell>
          <table:table-cell office:value-type="string">
            <text:p>military_service_full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military_academy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1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>OCC1</text:p>
          </table:table-cell>
          <table:table-cell office:value-type="string">
            <text:p>military_service_limited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-2</text:p>
          </table:table-cell>
          <table:table-cell office:value-type="string">
            <text:p/>
          </table:table-cell>
          <table:table-cell office:value-type="string">
            <text:p>build_military_acade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uilding_slave_process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0</text:p>
          </table:table-cell>
          <table:table-cell office:value-type="string">
            <text:p/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clone_va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gene_bank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building_military_academy</text:p>
          </table:table-cell>
          <table:table-cell office:value-type="string">
            <text:p>building_military_acade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military_service_full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clone_vats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1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military_service_limited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2</text:p>
          </table:table-cell>
          <table:table-cell office:value-type="string">
            <text:p/>
          </table:table-cell>
          <table:table-cell office:value-type="string">
            <text:p>build_military_academ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-3</text:p>
          </table:table-cell>
          <table:table-cell office:value-type="string">
            <text:p/>
          </table:table-cell>
          <table:table-cell office:value-type="string">
            <text:p>build_clone_va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0</text:p>
          </table:table-cell>
          <table:table-cell office:value-type="string">
            <text:p/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war_facto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trait_cybernetic</text:p>
          </table:table-cell>
          <table:table-cell office:value-type="string">
            <text:p/>
          </table:table-cell>
          <table:table-cell office:value-type="string">
            <text:p>&gt; 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war_factory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1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-2</text:p>
          </table:table-cell>
          <table:table-cell office:value-type="string">
            <text:p/>
          </table:table-cell>
          <table:table-cell office:value-type="string">
            <text:p>build_war_facto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0</text:p>
          </table:table-cell>
          <table:table-cell office:value-type="string">
            <text:p/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clin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uth_machine_intelligence</text:p>
          </table:table-cell>
          <table:table-cell office:value-type="string">
            <text:p>synthethic_age</text:p>
          </table:table-cell>
          <table:table-cell office:value-type="string">
            <text:p>&gt; 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frontier_health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pop_growth_building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1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hospi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frontier_hospital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2</text:p>
          </table:table-cell>
          <table:table-cell office:value-type="string">
            <text:p/>
          </table:table-cell>
          <table:table-cell office:value-type="string">
            <text:p>build_pop_growth_build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spare_parts_dep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modular_compone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5-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unit_assembly_pla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intelligent_factorie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0</text:p>
          </table:table-cell>
          <table:table-cell office:value-type="string">
            <text:p/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slave_process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owner</text:p>
          </table:table-cell>
          <table:table-cell office:value-type="string">
            <text:p>slavery_military</text:p>
          </table:table-cell>
          <table:table-cell office:value-type="string">
            <text:p>&gt; 3</text:p>
          </table:table-cell>
          <table:table-cell office:value-type="string">
            <text:p>&gt; 30</text:p>
          </table:table-cell>
          <table:table-cell office:value-type="string">
            <text:p>"tech_neural_implants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lavery_allow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slave_processing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1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owner</text:p>
          </table:table-cell>
          <table:table-cell office:value-type="string">
            <text:p>slavery_norm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6-2</text:p>
          </table:table-cell>
          <table:table-cell office:value-type="string">
            <text:p/>
          </table:table-cell>
          <table:table-cell office:value-type="string">
            <text:p>build_slave_processin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0</text:p>
          </table:table-cell>
          <table:table-cell office:value-type="string">
            <text:p/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neuro_electric_ampl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uth_machine_intelligence</text:p>
          </table:table-cell>
          <table:table-cell office:value-type="string">
            <text:p>gov_machine_assimilator</text:p>
          </table:table-cell>
          <table:table-cell office:value-type="string">
            <text:p>tr_synchronicity_cyber_comm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ait_cybernetic</text:p>
          </table:table-cell>
          <table:table-cell office:value-type="string">
            <text:p>&gt; 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_neuro_electric_amplifier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1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7-2</text:p>
          </table:table-cell>
          <table:table-cell office:value-type="string">
            <text:p/>
          </table:table-cell>
          <table:table-cell office:value-type="string">
            <text:p>build_neuro_electric_ampl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0</text:p>
          </table:table-cell>
          <table:table-cell office:value-type="string">
            <text:p/>
          </table:table-cell>
          <table:table-cell office:value-type="string">
            <text:p>fortif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ech_galactic_benevolence"</text:p>
          </table:table-cell>
          <table:table-cell office:value-type="string">
            <text:p>building_ministry_benevole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&gt; 0.3</text:p>
          </table:table-cell>
          <table:table-cell office:value-type="string">
            <text:p>&gt; 1</text:p>
          </table:table-cell>
          <table:table-cell office:value-type="string">
            <text:p>owner</text:p>
          </table:table-cell>
          <table:table-cell office:value-type="string">
            <text:p>&gt; 3</text:p>
          </table:table-cell>
          <table:table-cell office:value-type="string">
            <text:p>&gt; 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build_ethics_and_unrest_empire_unique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1</text:p>
          </table:table-cell>
          <table:table-cell office:value-type="string">
            <text:p/>
          </table:table-cell>
          <table:table-cell office:value-type="string">
            <text:p>build_planetary_shield_generat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ilding_psi_corps</text:p>
          </table:table-cell>
          <table:table-cell office:value-type="string">
            <text:p>ap_mind_over_mat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8-2</text:p>
          </table:table-cell>
          <table:table-cell office:value-type="string">
            <text:p/>
          </table:table-cell>
          <table:table-cell office:value-type="string">
            <text:p>build_ethics_and_unrest_empire_uniq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6</meta:generator>
  </office:meta>
</office:document-meta>
</file>